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3.svm" manifest:media-type=""/>
  <manifest:file-entry manifest:full-path="Pictures/100000000000040000000400D9920107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draw:auto-grow-height="true" fo:min-height="1.97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Inspiration-title">
      <style:graphic-properties fo:min-height="1.75cm" loext:decorative="false"/>
      <style:paragraph-properties style:writing-mode="lr-tb"/>
    </style:style>
    <style:style style:name="co1" style:family="table-column">
      <style:table-column-properties style:column-width="12.199cm" style:use-optimal-column-width="false"/>
    </style:style>
    <style:style style:name="co2" style:family="table-column">
      <style:table-column-properties style:column-width="25cm" style:use-optimal-column-width="false"/>
    </style:style>
    <style:style style:name="co3" style:family="table-column">
      <style:table-column-properties style:column-width="12.5cm" style:use-optimal-column-width="false"/>
    </style:style>
    <style:style style:name="ro1" style:family="table-row">
      <style:table-row-properties style:row-height="9.75cm" style:use-optimal-row-height="false"/>
    </style:style>
    <style:style style:name="ro2" style:family="table-row">
      <style:table-row-properties style:row-height="9.574cm" style:use-optimal-row-height="false"/>
    </style:style>
    <style:style style:name="ro3" style:family="table-row">
      <style:table-row-properties style:row-height="10.07cm" style:use-optimal-row-height="false"/>
    </style:style>
    <style:style style:name="ce1" style:family="table-cell">
      <loext:graphic-properties draw:textarea-vertical-align="middle"/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color="#ffffff" loext:opacity="100%" fo:font-size="34pt" fo:background-color="transparent" style:font-size-asian="34pt" style:font-size-complex="34pt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50pt" style:font-size-asian="50pt" style:font-size-complex="50pt"/>
    </style:style>
    <style:style style:name="P3" style:family="paragraph"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27pt" style:font-size-asian="27pt" style:font-size-complex="27pt"/>
    </style:style>
    <style:style style:name="P7" style:family="paragraph">
      <style:paragraph-properties fo:text-align="center"/>
      <style:text-properties fo:color="#ffffff" loext:opacity="100%" fo:font-size="34pt" fo:background-color="transparent" style:font-size-asian="34pt" style:font-size-complex="34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fo:language="ru" fo:country="RU" fo:background-color="transparent" style:font-size-asian="20pt" style:font-size-complex="20pt"/>
    </style:style>
    <style:style style:name="T3" style:family="text">
      <style:text-properties fo:font-size="27pt" style:font-size-asian="27pt" style:font-size-complex="27pt"/>
    </style:style>
    <style:style style:name="T4" style:family="text">
      <style:text-properties fo:color="#ffffff" loext:opacity="100%" fo:font-size="34pt" fo:background-color="transparen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2" draw:layer="layout" svg:width="24cm" svg:height="1.97cm" svg:x="1.5cm" svg:y="1.14cm" presentation:class="title">
          <draw:text-box>
            <text:p text:style-name="P1"><text:span text:style-name="T1">Гомеостаз</text:span></text:p>
          </draw:text-box>
        </draw:frame>
        <draw:frame draw:style-name="gr1" draw:layer="layout" svg:width="12.198cm" svg:height="9.749cm" svg:x="1.5cm" svg:y="3.75cm" presentation:class="table" presentation:user-transformed="true">
          <table:table table:template-name="teal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Способность организма восстанавливать и поддерживать внутреннее равновесие, несмотря на действие внешней среды, называется гомеостаз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0.191cm" svg:height="6.861cm" svg:x="15.466cm" svg:y="5.319cm" presentation:class="graphic" presentation:user-transformed="true">
          <draw:image xlink:href="Pictures/100000000000040000000400D99201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4cm" svg:height="1.75cm" svg:x="1.5cm" svg:y="1.25cm" presentation:class="title">
          <draw:text-box>
            <text:p text:style-name="P6"><text:span text:style-name="T3">Физиологический гомеостаз</text:span></text:p>
          </draw:text-box>
        </draw:frame>
        <draw:frame draw:style-name="gr1" draw:layer="layout" svg:width="24.999cm" svg:height="9.573cm" svg:x="1.5cm" svg:y="3.75cm" presentation:class="table" presentation:user-transformed="true">
          <table:table table:template-name="teal-gray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7"><text:span text:style-name="T4">Рассмотрим примеры гомеостаза связные с физиологией человека.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1.75cm" svg:x="1.5cm" svg:y="1.25cm" presentation:class="title" presentation:placeholder="true">
          <draw:text-box/>
        </draw:frame>
        <draw:frame draw:style-name="gr1" draw:layer="layout" svg:width="24.999cm" svg:height="10.069cm" svg:x="1.5cm" svg:y="3.7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bg-none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eal-gray">
      <table:first-row table:style-name="teal-title-with-border"/>
      <table:last-row table:style-name="teal-title-with-border"/>
      <table:first-column table:style-name="teal-title-with-border"/>
      <table:last-column table:style-name="teal-title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1H6M45S</meta:editing-duration>
    <meta:editing-cycles>9</meta:editing-cycles>
    <meta:generator>LibreOffice/24.2.7.2$Linux_X86_64 LibreOffice_project/420$Build-2</meta:generator>
    <dc:title>Inspiration</dc:title>
    <dc:date>2026-01-02T15:45:50.460151946</dc:date>
    <meta:document-statistic meta:object-count="41"/>
  </office:meta>
</office:document-meta>
</file>